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321cm" draw:marker-end-width="0.321cm" draw:fill="solid" draw:fill-color="#bce4e5" draw:textarea-horizontal-align="justify" draw:textarea-vertical-align="middle" draw:auto-grow-height="false" fo:min-height="8.134cm" fo:min-width="7.883c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8.344cm" fo:min-width="2.365cm"/>
    </style:style>
    <style:style style:name="gr3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gradient" draw:fill-color="#ed1c24" draw:fill-gradient-name="Gradient_20_42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gradient" draw:fill-gradient-name="Gradient_20_115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  <style:text-properties style:font-name="Abyssinica SIL" fo:font-weight="bold" fo:background-color="#ffffff" style:font-weight-asian="bold" style:font-weight-complex="bold"/>
    </style:style>
    <style:style style:name="P4" style:family="paragraph">
      <loext:graphic-properties draw:fill="hatch" draw:fill-hatch-name="Black_20_-45_20_Degrees"/>
      <style:paragraph-properties fo:text-align="center"/>
      <style:text-properties style:font-name="Abyssinica SIL" fo:font-style="normal" fo:font-weight="bold" fo:background-color="#ffffff" style:font-style-asian="normal" style:font-weight-asian="bold" style:font-style-complex="normal" style:font-weight-complex="bold"/>
    </style:style>
    <style:style style:name="P5" style:family="paragraph">
      <loext:graphic-properties draw:fill="gradient" draw:fill-color="#ed1c24" draw:fill-gradient-name="Gradient_20_42"/>
      <style:paragraph-properties fo:text-align="center"/>
    </style:style>
    <style:style style:name="P6" style:family="paragraph">
      <loext:graphic-properties draw:fill="gradient" draw:fill-gradient-name="Gradient_20_115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Abyssinica SIL"/>
    </style:style>
    <style:style style:name="P9" style:family="paragraph">
      <loext:graphic-properties draw:fill-color="#ffffff"/>
    </style:style>
    <style:style style:name="T1" style:family="text">
      <style:text-properties style:font-name="Abyssinica SIL" fo:font-weight="bold" fo:background-color="#ffffff" style:font-weight-asian="bold" style:font-weight-complex="bold"/>
    </style:style>
    <style:style style:name="T2" style:family="text">
      <style:text-properties style:font-name="Abyssinica SIL" fo:font-style="normal" fo:font-weight="bold" fo:background-color="#ffffff" style:font-style-asian="normal" style:font-weight-asian="bold" style:font-style-complex="normal" style:font-weight-complex="bold"/>
    </style:style>
    <style:style style:name="T3" style:family="text">
      <style:text-properties style:font-name="Abyssinica SI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593cm" svg:height="8.594cm" svg:x="9.864cm" svg:y="3.336cm">
            <text:p/>
            <draw:enhanced-geometry svg:viewBox="0 0 21600 21600" draw:path-stretchpoint-x="10800" draw:path-stretchpoint-y="10800" draw:text-areas="?f3 ?f4 ?f5 ?f6" draw:type="round-rectangle" draw:modifiers="566.138928869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865cm" svg:height="8.594cm" svg:x="18.735cm" svg:y="3.336cm">
            <text:p text:style-name="P2"><text:span text:style-name="T1">Quent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865cm" svg:height="8.594cm" svg:x="6.8cm" svg:y="3.336cm">
            <text:p text:style-name="P2"><text:span text:style-name="T2">Frio</text:span></text:p>
            <draw:enhanced-geometry svg:viewBox="0 0 21600 21600" draw:type="rectangle" draw:enhanced-path="M 0 0 L 21600 0 21600 21600 0 21600 0 0 Z N"/>
          </draw:custom-shape>
          <draw:path draw:style-name="gr3" draw:text-style-name="P5" draw:layer="layout" svg:width="6.787cm" svg:height="8.355cm" svg:x="11.669cm" svg:y="3.358cm" svg:viewBox="0 0 6788 8356" svg:d="M6788 8356c-252-183 37-558-160-710-296-230-262-430-298-687-37-262-234-413-114-709 89-218 25-469-69-710-92-235 25-498 92-732 73-256 131-521 91-778-38-237-244-656-549-526-344 146-455-258-527-480-64-198 449-718-90-413-231 130-480 269-733 229-260-40-570-137-686-434-93-236 58-511-70-710-185-289-481 163-686 298-210 138-507 32-756-23-359-79-310-482-525-687-198-189-507-147-733-46-232 105-520 226-755 92-264-150-265-506-137-710 115-185 368-67 595-320 186-207 518-145 778-206 238-57 476-18 732-68 232-46 475 32 709 0 281-39 437 294 733 182 243-92 481-129 755-160 275-31 495-78 755-22 233 49 470 134 710 114 262-22 523-7 778 46h137z">
            <text:p/>
          </draw:path>
          <draw:path draw:style-name="gr4" draw:text-style-name="P6" draw:layer="layout" svg:width="6.787cm" svg:height="8.355cm" draw:transform="rotate (-3.14159265358979) translate (16.6907443822159cm 11.9300218212376cm)" svg:viewBox="0 0 6788 8356" svg:d="M6788 8356c-252-183 37-558-160-710-296-230-262-430-298-687-37-262-234-413-114-709 89-218 25-469-69-710-92-235 25-498 92-732 73-256 131-521 91-778-38-237-244-656-549-526-344 146-455-258-527-480-64-198 449-718-90-413-231 130-480 269-733 229-260-40-570-137-686-434-93-236 58-511-70-710-185-289-481 163-686 298-210 138-507 32-756-23-359-79-310-482-525-687-198-189-507-147-733-46-232 105-520 226-755 92-264-150-265-506-137-710 115-185 368-67 595-320 186-207 518-145 778-206 238-57 476-18 732-68 232-46 475 32 709 0 281-39 437 294 733 182 243-92 481-129 755-160 275-31 495-78 755-22 233 49 470 134 710 114 262-22 523-7 778 46h137z">
            <text:p/>
          </draw:path>
          <draw:line draw:style-name="gr5" draw:text-style-name="P7" draw:layer="layout" svg:x1="9.903cm" svg:y1="2.859cm" svg:x2="18.497cm" svg:y2="2.859cm">
            <text:p/>
          </draw:line>
          <draw:line draw:style-name="gr5" draw:text-style-name="P7" draw:layer="layout" svg:x1="9.903cm" svg:y1="12.407cm" svg:x2="18.497cm" svg:y2="12.407cm">
            <text:p/>
          </draw:line>
          <draw:frame draw:style-name="gr6" draw:text-style-name="P8" draw:layer="layout" svg:width="3.342cm" svg:height="1.058cm" svg:x="12.529cm" svg:y="1.665cm">
            <draw:text-box>
              <text:p><text:span text:style-name="T3">Q = 0</text:span></text:p>
            </draw:text-box>
          </draw:frame>
          <draw:frame draw:style-name="gr6" draw:text-style-name="P8" draw:layer="layout" svg:width="3.342cm" svg:height="1.058cm" svg:x="12.529cm" svg:y="12.407cm">
            <draw:text-box>
              <text:p><text:span text:style-name="T3">Q = 0</text:span></text:p>
            </draw:text-box>
          </draw:frame>
        </draw:g>
        <draw:line draw:style-name="gr7" draw:text-style-name="P7" draw:layer="layout" svg:x1="14.2cm" svg:y1="8.2cm" svg:x2="14.2cm" svg:y2="6cm">
          <text:p/>
        </draw:line>
        <draw:line draw:style-name="gr7" draw:text-style-name="P7" draw:layer="layout" svg:x1="14.2cm" svg:y1="8.201cm" svg:x2="16.2cm" svg:y2="8.201cm">
          <text:p/>
        </draw:line>
        <draw:frame draw:style-name="gr8" draw:text-style-name="P8" draw:layer="layout" svg:width="0.8cm" svg:height="0.886cm" svg:x="14.4cm" svg:y="6cm">
          <draw:text-box>
            <text:p><text:span text:style-name="T3">y</text:span></text:p>
          </draw:text-box>
        </draw:frame>
        <draw:frame draw:style-name="gr8" draw:text-style-name="P8" draw:layer="layout" svg:width="0.8cm" svg:height="0.886cm" svg:x="15.8cm" svg:y="8cm">
          <draw:text-box>
            <text:p><text:span text:style-name="T3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15" draw:display-name="Gradient 115" draw:style="linear" draw:start-color="#00aaad" draw:end-color="#21409a" draw:start-intensity="100%" draw:end-intensity="100%" draw:angle="1010" draw:border="0%"/>
    <draw:gradient draw:name="Gradient_20_42" draw:display-name="Gradient 42" draw:style="linear" draw:start-color="#5c2d91" draw:end-color="#ed1c24" draw:start-intensity="100%" draw:end-intensity="100%" draw:angle="57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4:06:18.592528434</meta:creation-date>
    <dc:date>2019-06-16T17:42:38.660395655</dc:date>
    <meta:editing-duration>PT6M47S</meta:editing-duration>
    <meta:editing-cycles>3</meta:editing-cycles>
    <meta:generator>LibreOffice/6.0.7.3$Linux_X86_64 LibreOffice_project/00m0$Build-3</meta:generator>
    <meta:document-statistic meta:object-count="37"/>
  </office:meta>
</office:document-meta>
</file>